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e6169"/>
    </style:style>
    <style:style style:name="P2" style:family="paragraph" style:parent-style-name="Standard" style:list-style-name="L1">
      <style:text-properties officeooo:paragraph-rsid="001e6169"/>
    </style:style>
    <style:style style:name="P3" style:family="paragraph" style:parent-style-name="Standard" style:list-style-name="L1">
      <style:text-properties officeooo:paragraph-rsid="0020fa96"/>
    </style:style>
    <style:style style:name="P4" style:family="paragraph" style:parent-style-name="Standard" style:list-style-name="L1">
      <style:text-properties officeooo:paragraph-rsid="0021a4eb"/>
    </style:style>
    <style:style style:name="P5" style:family="paragraph" style:parent-style-name="Standard" style:list-style-name="L1">
      <style:text-properties officeooo:rsid="001ff6c4" officeooo:paragraph-rsid="001ff6c4"/>
    </style:style>
    <style:style style:name="P6" style:family="paragraph" style:parent-style-name="Standard" style:list-style-name="L1">
      <style:text-properties officeooo:rsid="001ff6c4" officeooo:paragraph-rsid="0020fa96"/>
    </style:style>
    <style:style style:name="P7" style:family="paragraph" style:parent-style-name="Standard" style:list-style-name="L1">
      <style:text-properties officeooo:rsid="0021a4eb" officeooo:paragraph-rsid="0021a4eb"/>
    </style:style>
    <style:style style:name="P8" style:family="paragraph" style:parent-style-name="Standard">
      <style:text-properties officeooo:paragraph-rsid="0021a4eb"/>
    </style:style>
    <style:style style:name="P9" style:family="paragraph" style:parent-style-name="Standard" style:list-style-name="L1">
      <style:text-properties officeooo:rsid="00248d3b" officeooo:paragraph-rsid="00248d3b"/>
    </style:style>
    <style:style style:name="P10" style:family="paragraph" style:parent-style-name="Standard" style:list-style-name="L1">
      <style:text-properties officeooo:rsid="00255c52" officeooo:paragraph-rsid="00255c52"/>
    </style:style>
    <style:style style:name="P11" style:family="paragraph" style:parent-style-name="Standard" style:list-style-name="L1">
      <style:text-properties officeooo:rsid="0025fb11" officeooo:paragraph-rsid="0025fb11"/>
    </style:style>
    <style:style style:name="P12" style:family="paragraph" style:parent-style-name="Standard">
      <style:text-properties officeooo:rsid="0025fb11" officeooo:paragraph-rsid="0025fb11"/>
    </style:style>
    <style:style style:name="P13" style:family="paragraph" style:parent-style-name="Standard">
      <style:text-properties officeooo:paragraph-rsid="0025fb11"/>
    </style:style>
    <style:style style:name="T1" style:family="text">
      <style:text-properties officeooo:rsid="001e6169"/>
    </style:style>
    <style:style style:name="T2" style:family="text">
      <style:text-properties officeooo:rsid="0020fa96"/>
    </style:style>
    <style:style style:name="T3" style:family="text">
      <style:text-properties officeooo:rsid="00248d3b"/>
    </style:style>
    <style:style style:name="T4" style:family="text">
      <style:text-properties officeooo:rsid="00255c52"/>
    </style:style>
    <style:style style:name="T5" style:family="text">
      <style:text-properties officeooo:rsid="0025ce4e"/>
    </style:style>
    <style:style style:name="T6" style:family="text">
      <style:text-properties officeooo:rsid="0025fb11"/>
    </style:style>
    <style:style style:name="T7" style:family="text">
      <style:text-properties officeooo:rsid="002755f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2. Die Entwicklung eines messbaren organisatorischen Werts (Measurable Organizational Value – MOV)</text:p>
      <text:p text:style-name="Standard"/>
      <text:list xml:id="list2002882053" text:style-name="L1">
        <text:list-item>
          <text:p text:style-name="P2">Identifizierung des gewünschten Bereichs des Effektes</text:p>
          <text:list>
            <text:list-item>
              <text:p text:style-name="P2">Potentielle Bereiche: Strategisch, Kunden, Finanz, Operational, Sozial </text:p>
              <text:list>
                <text:list-item>
                  <text:p text:style-name="P5">Strategisch</text:p>
                </text:list-item>
                <text:list-item>
                  <text:p text:style-name="P5">Finanzen</text:p>
                </text:list-item>
              </text:list>
            </text:list-item>
          </text:list>
        </text:list-item>
      </text:list>
      <text:p text:style-name="P1"/>
      <text:list xml:id="list185456171941137" text:continue-numbering="true" text:style-name="L1">
        <text:list-item>
          <text:p text:style-name="P2">2. Identifizierung des gewünschten Werts des IT Projektes</text:p>
          <text:list>
            <text:list-item>
              <text:p text:style-name="P2">Organisatorischer Wert: Besser? Schneller? Günstiger? Noch mehr tun? (Wachstum)</text:p>
              <text:list>
                <text:list-item>
                  <text:p text:style-name="P6">Strategisch:</text:p>
                  <text:list>
                    <text:list-item>
                      <text:p text:style-name="P6">Möglichkeit limitierte Produkte vor der Konkurrenz zu bekommen →<text:span text:style-name="T2"> Schneller</text:span></text:p>
                    </text:list-item>
                  </text:list>
                </text:list-item>
                <text:list-item>
                  <text:p text:style-name="P6">Finanzen:</text:p>
                  <text:list>
                    <text:list-item>
                      <text:p text:style-name="P6">Möglichkeit Produkte zu möglichst geringen Preis zu erwerben →<text:span text:style-name="T2"> Günstiger</text:span></text:p>
                    </text:list-item>
                    <text:list-item>
                      <text:p text:style-name="P7">Einsparung an Personalkosten da kein extra Personal/Zeit benutzt werden muss</text:p>
                    </text:list-item>
                    <text:list-item>
                      <text:p text:style-name="P11">Zweiter Schritt: automatischer Verkauf: automatische Gewinnerzeugung</text:p>
                    </text:list-item>
                  </text:list>
                </text:list-item>
              </text:list>
            </text:list-item>
            <text:list-item>
              <text:p text:style-name="P3"/>
            </text:list-item>
          </text:list>
        </text:list-item>
      </text:list>
      <text:p text:style-name="P1"/>
      <text:list xml:id="list185456549764982" text:continue-numbering="true" text:style-name="L1">
        <text:list-item>
          <text:p text:style-name="P2">3. Entwicklung einer geeigneter Metrik </text:p>
          <text:list>
            <text:list-item>
              <text:p text:style-name="P2">Sollte es erhöht oder verringert werden?</text:p>
            </text:list-item>
            <text:list-item>
              <text:p text:style-name="P4">Metriken: </text:p>
              <text:list>
                <text:list-item>
                  <text:list>
                    <text:list-item>
                      <text:p text:style-name="P4">Geld ($ £ ¥ )</text:p>
                    </text:list-item>
                    <text:list-item>
                      <text:p text:style-name="P4">Prozent (%)</text:p>
                    </text:list-item>
                    <text:list-item>
                      <text:p text:style-name="P4">numerische Werte</text:p>
                    </text:list-item>
                  </text:list>
                </text:list-item>
              </text:list>
            </text:list-item>
          </text:list>
        </text:list-item>
      </text:list>
      <text:p text:style-name="P8"/>
      <text:list xml:id="list185456739625126" text:continue-numbering="true" text:style-name="L1">
        <text:list-item>
          <text:list>
            <text:list-item>
              <text:list>
                <text:list-item>
                  <text:p text:style-name="P7">Produkte 5-10% <text:span text:style-name="T4">billiger beschaffen</text:span></text:p>
                </text:list-item>
                <text:list-item>
                  <text:p text:style-name="P10">(Abhängig von Unternehmensgr<text:span text:style-name="T5">ö</text:span>ße/Einsatzgebietes des Produkts) Einsparung von mindestens 2 Mitarbeitern, die anderweitig eingesetzt werden können</text:p>
                </text:list-item>
              </text:list>
            </text:list-item>
          </text:list>
        </text:list-item>
      </text:list>
      <text:p text:style-name="P1"/>
      <text:list xml:id="list185456630977727" text:continue-numbering="true" text:style-name="L1">
        <text:list-item>
          <text:p text:style-name="P2">4. Festlegen eines Zeitrahmens für die Erreichung des MOVs </text:p>
          <text:list>
            <text:list-item>
              <text:p text:style-name="P2">Wann wird der MOV erreicht?</text:p>
              <text:list>
                <text:list-item>
                  <text:p text:style-name="P9">4 Wochen nach Release des Produkts?</text:p>
                </text:list-item>
              </text:list>
            </text:list-item>
          </text:list>
        </text:list-item>
      </text:list>
      <text:p text:style-name="P1"/>
      <text:list xml:id="list185454826144466" text:continue-numbering="true" text:style-name="L1">
        <text:list-item>
          <text:p text:style-name="P2"><text:span text:style-name="T1">5</text:span>. Verifikation und Zustimmung von den Projektbeteiligten</text:p>
          <text:list>
            <text:list-item>
              <text:p text:style-name="P2"><text:span text:style-name="T3">Stimmen alle zu</text:span>?</text:p>
            </text:list-item>
          </text:list>
        </text:list-item>
      </text:list>
      <text:p text:style-name="P1"/>
      <text:list xml:id="list185456269039746" text:continue-numbering="true" text:style-name="L1">
        <text:list-item>
          <text:p text:style-name="P2">6. Zusammenfassung des MOVs in einer klaren, präzisen Aussage oder Tabelle </text:p>
        </text:list-item>
      </text:list>
      <text:p text:style-name="P1"/>
      <text:p text:style-name="P13"><text:span text:style-name="T6">Das Ziel des Projektes ist es einen Bot zu erstellen der eigenständig Onlinestores nach bestimmten Produkten durchsucht und sie ab einem bestimmten Preis kauft. Dadurch kann man limitierte Produkte schnell und kostengünstig bekommen ohne extra Mitarbeiter dafür zu benötigen.</text:span></text:p>
      <text:p text:style-name="P13"><text:span text:style-name="T6">Den Erfolg kann daran messen wie stark sich die Anschaffungskosten der Produkte verringert und an freigewordenem Personal.</text:span></text:p>
      <text:p text:style-name="P12">Durch einen automatischen <text:span text:style-name="T7">V</text:span>erkauf im weiteren <text:span text:style-name="T7">V</text:span>erlauf des <text:span text:style-name="T7">P</text:span>rojektes kann so auch <text:span text:style-name="T7">ohne Mehraufwand extra Profit gemach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3T13:55:23.783000000</meta:creation-date>
    <dc:date>2020-12-03T18:54:54.579000000</dc:date>
    <meta:editing-duration>PT2H58M35S</meta:editing-duration>
    <meta:editing-cycles>6</meta:editing-cycles>
    <meta:generator>Neat_Office/6.2.8.2$Windows_x86 LibreOffice_project/</meta:generator>
    <meta:document-statistic meta:table-count="0" meta:image-count="0" meta:object-count="0" meta:page-count="1" meta:paragraph-count="31" meta:word-count="263" meta:character-count="1813" meta:non-whitespace-character-count="1601"/>
  </office:meta>
</office:document-meta>
</file>